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CHAPTER 1: Book 2 of DfL</text:p>
      <text:p text:style-name="Standard"/>
      <text:p text:style-name="Standard">Die minne machet hohi in der sele nit umbe menschlich sinne,</text:p>
      <text:p text:style-name="Standard">das kunt von eigem willen</text:p>
      <text:p text:style-name="Standard"/>
      <text:p text:style-name="Standard">Die hohe der sele geschiht in der minne, und die zierde des</text:p>
      <text:p text:style-name="Standard">lichamen geschiht in dem heligen cristan tovffe; wann ueber die</text:p>
      <text:p text:style-name="Standard">minne ist kein hoehe, und ussen der cristanheit ist enkeine zierde.</text:p>
      <text:p text:style-name="Standard">Darumbe toerent si sich selber vil sere, die mit grulichen, unmenschlichen</text:p>
      <text:p text:style-name="Standard">arbeiten wenent erstigen die hoehi, und tragent</text:p>
      <text:p text:style-name="Standard">doch ein grimmes herze, wan si hant der heligen diemuetige tugent</text:p>
      <text:p text:style-name="Standard">nit, die die sele in got kau leiten; und da stuolet gerne valschlu.</text:p>
      <text:p text:style-name="Standard">helikeit, da der eigener wille die meisterschaft in dem herzen treit.</text:p>
      <text:p text:style-name="Standard"/>
      <text:p text:style-name="Standard">CHAPTER 2: Book 2 of DfL</text:p>
      <text:p text:style-name="Standard"/>
      <text:p text:style-name="Standard">Ich sturbe gerne von minne, moehte es mir geschehen,</text:p>
      <text:p text:style-name="Standard">Denn jenen den ich minnen, den han ich gesehen,</text:p>
      <text:p text:style-name="Standard">Mit minen lihten ougen in miner sele stan.</text:p>
      <text:p text:style-name="Standard">Swelu brut iren lieben geherberget hat,</text:p>
      <text:p text:style-name="Standard">Die bedarf nit vere gan.</text:p>
      <text:p text:style-name="Standard">Du minne mag nit wol vergan.</text:p>
      <text:p text:style-name="Standard">Swa die juncfrovwen dike nach dem jungelinge gant.</text:p>
      <text:p text:style-name="Standard">Sine edel nature die ist so bereit,</text:p>
      <text:p text:style-name="Standard">Das er si aber gerne enpfat, und leit</text:p>
      <text:p text:style-name="Standard">Sie im von herzen nach </text:p>
      <text:p text:style-name="Standard">Das mag den tumben lichte entgan,</text:p>
      <text:p text:style-name="Standard">Die ungerne nach der liebe stant.</text:p>
      <text:p text:style-name="Standard"/>
      <text:p text:style-name="Standard">CHAPTER 3: Book 2 of DfL</text:p>
      <text:p text:style-name="Standard"/>
      <text:p text:style-name="Standard">Von der Zungen der gotheit, von dem liehte der warheit,</text:p>
      <text:p text:style-name="Standard">von den vier stralen gotz in die nun koere und der drivaltekeit</text:p>
      <text:p text:style-name="Standard">und von S. Marien</text:p>
      <text:p text:style-name="Standard"/>
      <text:p text:style-name="Standard">O edeler arn! o suesses lamp!</text:p>
      <text:p text:style-name="Standard">O fures gluot, entzunde mich!</text:p>
      <text:p text:style-name="Standard">Wie lange sol ich alsus durre sin?</text:p>
      <text:p text:style-name="Standard">Ein stunde ist mir alze swere.</text:p>
      <text:p text:style-name="Standard">Ein tag ist mir tusent jar.</text:p>
      <text:p text:style-name="Standard">So du mir froemede woeltest sin,</text:p>
      <text:p text:style-name="Standard">Solte es ahte tage weren,</text:p>
      <text:p text:style-name="Standard">Ich woelte lieber ze helle varn,</text:p>
      <text:p text:style-name="Standard">Da ich doch inne bin,</text:p>
      <text:p text:style-name="Standard">Wand das got der minnenden sele vroembde si.</text:p>
      <text:p text:style-name="Standard">Das ist pine uber menschlichen tot</text:p>
      <text:p text:style-name="Standard">Und uber alle pine,</text:p>
      <text:p text:style-name="Standard">Das glovbent mir. Die nahtegal</text:p>
      <text:p text:style-name="Standard"><text:soft-page-break/>Die muos je singen,</text:p>
      <text:p text:style-name="Standard">Wan ir nature spilet von minnen al.</text:p>
      <text:p text:style-name="Standard">Der ir das beneme, so were si tot.</text:p>
      <text:p text:style-name="Standard">Eia grosser herr, bedenke min not.</text:p>
      <text:p text:style-name="Standard">Do sprach der helig geist zuo der sele:</text:p>
      <text:p text:style-name="Standard">Eya edele junkfrovwe bereitent uch,</text:p>
      <text:p text:style-name="Standard">Uwer lieber wil komen.</text:p>
      <text:p text:style-name="Standard">Do erschrak si und wart innerlich fro</text:p>
      <text:p text:style-name="Standard">und sprach: Eya trut botte, keme es jemer also!</text:p>
      <text:p text:style-name="Standard">Ich bin so boese und so gar ungetruwe,</text:p>
      <text:p text:style-name="Standard">Das ich sunder minen lieben niena mag geruowen.</text:p>
      <text:p text:style-name="Standard">Swenne ich das befinde,</text:p>
      <text:p text:style-name="Standard">Das ich von siner minne enwenig erkuole,</text:p>
      <text:p text:style-name="Standard">So ist mir in allen enden we</text:p>
      <text:p text:style-name="Standard">Und ist mir ze danke,</text:p>
      <text:p text:style-name="Standard">Das ich jamerig muos nach im gan.</text:p>
      <text:p text:style-name="Standard">Do sprach der botte: Ir soellent wuenschen</text:p>
      <text:p text:style-name="Standard">Und begiessen und betten und bluomen stroewen.</text:p>
      <text:p text:style-name="Standard">Do sprach die ellende sele:</text:p>
      <text:p text:style-name="Standard">Wenn ich wunsche, so muos ich mich schamen,</text:p>
      <text:p text:style-name="Standard">So ich begusse, so muos ich weinen.</text:p>
      <text:p text:style-name="Standard">So ich betten, so muos ich hoffen,</text:p>
      <text:p text:style-name="Standard">So ich bluomen briche, so muos ich minnen.</text:p>
      <text:p text:style-name="Standard">Swenne min herre kunt, so kum ich von mir selben,</text:p>
      <text:p text:style-name="Standard">Wan er bringet mir so mangen suessen seitenklang,</text:p>
      <text:p text:style-name="Standard">Das mir benimet allen mines fleisches wank,</text:p>
      <text:p text:style-name="Standard">Und sin seitenspil ist so vol aller suessekeit,</text:p>
      <text:p text:style-name="Standard">Damit er mir benimet alles herzeleit.</text:p>
      <text:p text:style-name="Standard">Die grosse zunge der gotheit</text:p>
      <text:p text:style-name="Standard">Hat mir zuogesprochen manig kreftig wort,</text:p>
      <text:p text:style-name="Standard">Du han ich enpfangen mit wenigen oren miner snoedikeit.</text:p>
      <text:p text:style-name="Standard">Und das allergroeste lieht hat sich ufgetan</text:p>
      <text:p text:style-name="Standard">Gegen die ovgen miner sele.</text:p>
      <text:p text:style-name="Standard">Da inne han ich gesehen die unsprechliche ordenunge</text:p>
      <text:p text:style-name="Standard">Und bekannte die unzellichen ere,</text:p>
      <text:p text:style-name="Standard">Das unbegriflich wunder</text:p>
      <text:p text:style-name="Standard">Und das sunder truten mit underscheide,</text:p>
      <text:p text:style-name="Standard">Die genugekeit uf das hoehste</text:p>
      <text:p text:style-name="Standard">Und die grossen zuht in der bekantnisse,</text:p>
      <text:p text:style-name="Standard">Die gebruchunge mit der abebrechunge</text:p>
      <text:p text:style-name="Standard">Nach der maht der sinnen,</text:p>
      <text:p text:style-name="Standard">Die ungemengete froede in der einunge</text:p>
      <text:p text:style-name="Standard">Der geselleschaft, und das lebende liep der ewekeit,</text:p>
      <text:p text:style-name="Standard">Als es nu ist und jemer wesen sol.</text:p>
      <text:p text:style-name="Standard">Da werden uch gesehen vier stralen,</text:p>
      <text:p text:style-name="Standard">Die schiessent alzemale</text:p>
      <text:p text:style-name="Standard">Usser dem alleredelsten armbrust der heligen drivaltekeit,</text:p>
      <text:p text:style-name="Standard">Von dem gotlichen throne dur die nun koere.</text:p>
      <text:p text:style-name="Standard">Da blibet nieman so arm noch so rich,</text:p>
      <text:p text:style-name="Standard"><text:soft-page-break/>Er treffe in minneklich.</text:p>
      <text:p text:style-name="Standard">Die strale der gotheit schusset si</text:p>
      <text:p text:style-name="Standard">Mit einem unbegriffenlichem lichte.</text:p>
      <text:p text:style-name="Standard">Die minnende moenscheit gruesset si</text:p>
      <text:p text:style-name="Standard">In bruderlicher geselleschaft,</text:p>
      <text:p text:style-name="Standard">Der helig geist rueret si</text:p>
      <text:p text:style-name="Standard">Mit der durchfliessunge</text:p>
      <text:p text:style-name="Standard">Der wunderlichen schoeppfunge</text:p>
      <text:p text:style-name="Standard">Der ewigen wone.</text:p>
      <text:p text:style-name="Standard">Der ungeteilet got spiset si</text:p>
      <text:p text:style-name="Standard">Mit dem blikke sines heren antlutes</text:p>
      <text:p text:style-name="Standard">Und fullet si mit dem unlidigen ateme</text:p>
      <text:p text:style-name="Standard">Sines vliessenden mundes.</text:p>
      <text:p text:style-name="Standard">Und wie si gant ane arbeit als die vogele</text:p>
      <text:p text:style-name="Standard">In dem lufte, so si keine vedren ruerent,</text:p>
      <text:p text:style-name="Standard">Und wie si varent swar si wellent</text:p>
      <text:p text:style-name="Standard">Mit libe und mit sele,</text:p>
      <text:p text:style-name="Standard">Und doch in ir satzunge blibent unvermischet,</text:p>
      <text:p text:style-name="Standard">Und wie die gotheit clinget,</text:p>
      <text:p text:style-name="Standard">Die moenscheit singet,</text:p>
      <text:p text:style-name="Standard">Der helig geist die liren des himelriches vindet,</text:p>
      <text:p text:style-name="Standard">Das alle die seiten muessent clingen,</text:p>
      <text:p text:style-name="Standard">Die da gespannet sint in der minne</text:p>
      <text:p text:style-name="Standard">Da ward ovch gesehen dasselbe here trisem vas,</text:p>
      <text:p text:style-name="Standard">Da Christus nun manot in sas</text:p>
      <text:p text:style-name="Standard">Mit sele und mit libe,</text:p>
      <text:p text:style-name="Standard">Als si jemer sol beliben</text:p>
      <text:p text:style-name="Standard">An eht alleine die grosse zierde,</text:p>
      <text:p text:style-name="Standard">Die der himelische vatter an dem jungosten tage</text:p>
      <text:p text:style-name="Standard">Allen seligen lichamen sol geben.</text:p>
      <text:p text:style-name="Standard">Der muos unser frovwe noch enbern,</text:p>
      <text:p text:style-name="Standard">Diewile das dis ertrich swebet uf dem mere.</text:p>
      <text:p text:style-name="Standard">Do wart gesehen wie schoene unser frovwe stuond an dem</text:p>
      <text:p text:style-name="Standard">throne zer linggen hant des himelschen vatters unverborgen an</text:p>
      <text:p text:style-name="Standard">aller megdlicher schoepfnisse, und wie der menschlich licham ist</text:p>
      <text:p text:style-name="Standard">getempert und geformet in die edel luhtnisse der sele unser</text:p>
      <text:p text:style-name="Standard">frovwen, und wie die lustlichen bruste unverborgen sint vol der</text:p>
      <text:p text:style-name="Standard">suessen milche, das die tropfen vliessent dahin dem himelschen</text:p>
      <text:p text:style-name="Standard">vatter ze eren und dem menschen ze liebe, also das der mensche</text:p>
      <text:p text:style-name="Standard">uber alle creature wilkomen si. Wan so sere wundert den hohen</text:p>
      <text:p text:style-name="Standard">fursten, die ertzengel sin des, das andere fursten der menschen</text:p>
      <text:p text:style-name="Standard">uber in komen sint, das es loblich ist das unser volle zuge da si.</text:p>
      <text:p text:style-name="Standard">Zuo der vordern hant unsers herren stat Jesus, unser loeser</text:p>
      <text:p text:style-name="Standard">mit offenen wunden,</text:p>
      <text:p text:style-name="Standard">Blutig, unverbunden,</text:p>
      <text:p text:style-name="Standard">Ze überwindende des vaters gerehtekeit,</text:p>
      <text:p text:style-name="Standard">Die mangen sunder vil nahe leit,</text:p>
      <text:p text:style-name="Standard">Wan diewile das die sunde uf ertrich weret,</text:p>
      <text:p text:style-name="Standard">So soellent Christi wunden offen sin,</text:p>
      <text:p text:style-name="Standard"><text:soft-page-break/>Bluotig ane sere.</text:p>
      <text:p text:style-name="Standard">Mer nach dem gerihte</text:p>
      <text:p text:style-name="Standard">So sol Christus ein sogetan cleit anzien,</text:p>
      <text:p text:style-name="Standard">Das nie wart gesehen,</text:p>
      <text:p text:style-name="Standard">Es wisete denne got ungeschehen.</text:p>
      <text:p text:style-name="Standard">So sollen die suessen wunden heilen,</text:p>
      <text:p text:style-name="Standard">Als ob ein rosen blat</text:p>
      <text:p text:style-name="Standard">Geleit were an der wunden stat.</text:p>
      <text:p text:style-name="Standard">Da sieht man denne die vroelich minnevar,</text:p>
      <text:p text:style-name="Standard">Die niemer sollent vergan.</text:p>
      <text:p text:style-name="Standard">Denne wil der ungeschaffen got</text:p>
      <text:p text:style-name="Standard">Alle sin schoepnisse nuwe machen,</text:p>
      <text:p text:style-name="Standard">Und also nuwe, das si niemer mugent alten.</text:p>
      <text:p text:style-name="Standard">Nu gebristet mir tusches, des latines kan ich nit, so</text:p>
      <text:p text:style-name="Standard">was hie guotes anliget, das ist min schult nit, wan es wart nie</text:p>
      <text:p text:style-name="Standard">hunt so boese, lokete im sin herre mit einer wissen simelen, er</text:p>
      <text:p text:style-name="Standard">keme vil gerne.</text:p>
      <text:p text:style-name="Standard"/>
      <text:p text:style-name="Standard">CHAPTER 4: Book 2 of DfL</text:p>
      <text:p text:style-name="Standard"/>
      <text:p text:style-name="Standard">Von der armen dirnen, von der messe johannis baptiste, von</text:p>
      <text:p text:style-name="Standard">der wandelunge der ovelaten in das lamp, von engel schoeni, von</text:p>
      <text:p text:style-name="Standard">vierhande lute geheliget und von guldinen pfenningen.</text:p>
      <text:p text:style-name="Standard"/>
      <text:p text:style-name="Standard">Eya lieber herre, wie nuetze das si, das ein mensche von</text:p>
      <text:p text:style-name="Standard">guotem willen sie, noch denne das si der werke nit vermag, das</text:p>
      <text:p text:style-name="Standard">wisete unser lieber herre einer armen dirne, da si nit me mohte</text:p>
      <text:p text:style-name="Standard">alleine si, doch leider ze sinem dienste nit endohte. Do sprach</text:p>
      <text:p text:style-name="Standard">si alsust ze gotte:</text:p>
      <text:p text:style-name="Standard">Eya lieber herre min,</text:p>
      <text:p text:style-name="Standard">Sol ich hute ane messe sin?</text:p>
      <text:p text:style-name="Standard">In dirre begerunge benam ir got alle ir irdensche sinne und</text:p>
      <text:p text:style-name="Standard">brahte si wunderlich hin in ein schoene kilchen. Da vant si</text:p>
      <text:p text:style-name="Standard">nieman inne; do gedahte si: O we du vil arme, tragu; nu bistu</text:p>
      <text:p text:style-name="Standard">ze spate komen, das du nit bist ufgestanden. Das mag dir hie</text:p>
      <text:p text:style-name="Standard">kleine fromen. Do sach si einen jungeling komen, der brahte</text:p>
      <text:p text:style-name="Standard">ein gebunt wisser bluomen, die stroewete er niden in dem turne</text:p>
      <text:p text:style-name="Standard">und gieng hin. Do kam ein anderer und brahte ein gebunt</text:p>
      <text:p text:style-name="Standard">vielaten, die stroewete er mitten in die kilchen. Do kam aber</text:p>
      <text:p text:style-name="Standard">einer und brahte ein gebunt rosen, die stroewete er schone vor</text:p>
      <text:p text:style-name="Standard">unser frovwen alter. Do kam ein vierter und brahte ein gebunt</text:p>
      <text:p text:style-name="Standard">wisser lilien und stroewete si in dem kore. Do si dis hatten</text:p>
      <text:p text:style-name="Standard">getan, do nigen si schone und giengen enweg. Diese jungelinge</text:p>
      <text:p text:style-name="Standard">waren also edel und schoene anzesehende, das niemer menschen</text:p>
      <text:p text:style-name="Standard">pine moehte wesen also gros am libe; moehte er si reht ansehen,</text:p>
      <text:p text:style-name="Standard">alle sin pine mueste vergan.</text:p>
      <text:p text:style-name="Standard">Do kamen zwene schluoler mit wissem gewete, die brahten</text:p>
      <text:p text:style-name="Standard">zwoei lieht; die sasten si ufen den alter. Do giengen si vil</text:p>
      <text:p text:style-name="Standard">schone und bliben in dem kore. Do kam ein vueglich lang</text:p>
      <text:p text:style-name="Standard"><text:soft-page-break/>man, der was vil mager, und doch nit alt. Sinu kleider waren</text:p>
      <text:p text:style-name="Standard">also arm, das im sin arm und sin bein blekoten. Der truog ein</text:p>
      <text:p text:style-name="Standard">wisses lamp vor siner brust und zwo ampellen braht er an</text:p>
      <text:p text:style-name="Standard">sinen vingeren. Do gieng er zuo dem alter und saste das lamp</text:p>
      <text:p text:style-name="Standard">daruf und neig do lieplich dar. Das was Johannes Baptista,</text:p>
      <text:p text:style-name="Standard">der solte singen die messe. Do kam ein jungeling, was rehte</text:p>
      <text:p text:style-name="Standard">verzartet mit sinem gelasse, der trug einen adlar vor siner brust.</text:p>
      <text:p text:style-name="Standard">Das was Johannes Ewangelist. Do kam ein einvaltig man,</text:p>
      <text:p text:style-name="Standard">Sant Peter. Do kam ein jungeling gros, der brahte ein gebunt</text:p>
      <text:p text:style-name="Standard">gegerwedes, damit gerweten sich die drie herren. Da kam ein</text:p>
      <text:p text:style-name="Standard">grossu schar, das was das kreftige gesinde des himelriches, und</text:p>
      <text:p text:style-name="Standard">fulleten die kilchen also vol, das die arme dirne dekeine stat</text:p>
      <text:p text:style-name="Standard">konde vinden da si bliben moehte. Do gieng si niden in den</text:p>
      <text:p text:style-name="Standard">turn stan. Do vant si einerhande lute mit wissem gewete, die</text:p>
      <text:p text:style-name="Standard">enhatten kein har, mere si hatten einvaltige kronen uf iren</text:p>
      <text:p text:style-name="Standard">hovpten. Das waren die nit hatten gelept nach der e. Die gezierde</text:p>
      <text:p text:style-name="Standard">des hares, das ist guoter werken, hatten si nit. Wa mit</text:p>
      <text:p text:style-name="Standard">waren si denne zuo dem himelrich komen? mit ruwen und mit</text:p>
      <text:p text:style-name="Standard">guotem willen an irem ende. Furbas vant si noch schoener lute</text:p>
      <text:p text:style-name="Standard">gekleidet mit vielvar kleidern, die waren gezieret mit schoenem</text:p>
      <text:p text:style-name="Standard">hare der tugenden und gekroenet mit der Gottes e. Noch vant</text:p>
      <text:p text:style-name="Standard">si schoener lute, die waren mit rosenvar kleidern gekleidet, die</text:p>
      <text:p text:style-name="Standard">hatten ein schoen zeichen der wittewen und ein crone der</text:p>
      <text:p text:style-name="Standard">angenomenen kuscheit.</text:p>
      <text:p text:style-name="Standard">Die arme dirne was ubel gekleidet, und was krank am</text:p>
      <text:p text:style-name="Standard">libe, und bi den drin scharen mohte si niena bliben. Do gieng</text:p>
      <text:p text:style-name="Standard">si fur den kor stan und sach hinin, wa unser liebu frovwe stuont</text:p>
      <text:p text:style-name="Standard">in der hoehsten stat, und sant Katharina, Cecilia, bischove,</text:p>
      <text:p text:style-name="Standard">marterere, engele und megde harte vil. Do dirre arme mensche</text:p>
      <text:p text:style-name="Standard">dise grosse herschaft gesach, do sach si ovch sich selben eb si</text:p>
      <text:p text:style-name="Standard">bliben getoerste vor ir snoedekeit. Do hatte si umbe einen roten</text:p>
      <text:p text:style-name="Standard">brunen mantel, der was gemachet von der minne und nach der</text:p>
      <text:p text:style-name="Standard">brunekeit der sinne, nach Gotte und nach allen guoten dingen.</text:p>
      <text:p text:style-name="Standard">Der mantel was gezieret mit golde und ovch mit einem liede;</text:p>
      <text:p text:style-name="Standard">das sang alsust: Ich sturbe gerne von minnen.</text:p>
      <text:p text:style-name="Standard">Si sach sich ouch einer edeln juncfrowen glich und trug uf</text:p>
      <text:p text:style-name="Standard">irem hovbet ein schapel von golde herlich, daran was geleit aber</text:p>
      <text:p text:style-name="Standard">ein liet, das sang alsust:</text:p>
      <text:p text:style-name="Standard">Sin ovgen in min ovgen, sin herze in min herze,</text:p>
      <text:p text:style-name="Standard">Sin sele in min sele</text:p>
      <text:p text:style-name="Standard">Umbevangen und unverdrossen.</text:p>
      <text:p text:style-name="Standard">Und ir antlut sach sich selben den engeln glich,</text:p>
      <text:p text:style-name="Standard">Owe, ich unselig phuol, wie ist mir nu geschehen</text:p>
      <text:p text:style-name="Standard">Joch bin ich leider so selig nit,</text:p>
      <text:p text:style-name="Standard">Als ich mich da han gesehen.</text:p>
      <text:p text:style-name="Standard">Alle die in dem kore warent,</text:p>
      <text:p text:style-name="Standard">Die sahen si mit eim suessen lachen an.</text:p>
      <text:p text:style-name="Standard">Do winkete ir unser frovwe,</text:p>
      <text:p text:style-name="Standard">Das si oben katherine stuonde.</text:p>
      <text:p text:style-name="Standard"><text:soft-page-break/>Do gieng si bi unser lieben frovwe stan,</text:p>
      <text:p text:style-name="Standard">Wande es selten mohte geschehen,</text:p>
      <text:p text:style-name="Standard">Das si gotz muoter muoste sprechen und sehen.</text:p>
      <text:p text:style-name="Standard">Eja, du liebe wolgemuot!</text:p>
      <text:p text:style-name="Standard">Das nam si vur gut,</text:p>
      <text:p text:style-name="Standard">Das du unedele kra bi der turteltube stuont.</text:p>
      <text:p text:style-name="Standard">Alle die in dem kor waren,</text:p>
      <text:p text:style-name="Standard">Die waren gekleidet mit luhtendem golde,</text:p>
      <text:p text:style-name="Standard">Und waren bevangen mit einer swebender wunne,</text:p>
      <text:p text:style-name="Standard">Klarer denne die sunne.</text:p>
      <text:p text:style-name="Standard">Do huoben si eine messe an alsust: Gaudeamus omnes in</text:p>
      <text:p text:style-name="Standard">domino. Und als dikke unser frovwe wart genant, so knuwen si</text:p>
      <text:p text:style-name="Standard">und die andren nigen, wann ir got die groessesten ere hat</text:p>
      <text:p text:style-name="Standard">gegeben. Do sprach die snoede, du do zu der messe komen</text:p>
      <text:p text:style-name="Standard">was: Eya frowe, moehte ich hie gotz lichamen enpfangen, wan</text:p>
      <text:p text:style-name="Standard">es stat hie nut ze vare. Do sprach gotz muoter: Ja, liebu, tuo</text:p>
      <text:p text:style-name="Standard">din bihte. Do winkete die himelsche kuniginne Johanni Ewangelistae,</text:p>
      <text:p text:style-name="Standard">der gieng us und horte der sunderinne bihte. Do bat</text:p>
      <text:p text:style-name="Standard">si, das er ir wolte sagen, wie lange si soelte leben. Do sprach</text:p>
      <text:p text:style-name="Standard">Johannes: Ich muos dir es nut sagen, wan got wil es nut; wand,</text:p>
      <text:p text:style-name="Standard">were das zit lang, so moehtest du von dinem manigvaltigen</text:p>
      <text:p text:style-name="Standard">kumber vallen in ein verdrossenheit; were aber di zit kurtz,</text:p>
      <text:p text:style-name="Standard">so moehtest du von iamer dines herzen vallen in ein gerunge</text:p>
      <text:p text:style-name="Standard">lange ze lebende.</text:p>
      <text:p text:style-name="Standard">Do gieng Johannes lesen das ewangelium: Liber generationis.</text:p>
      <text:p text:style-name="Standard">Do sprach die arme zuo unser frovwen: Sol ich opferen?</text:p>
      <text:p text:style-name="Standard">Do sprach unser frovwe: Ja, wilt du im es nit wider nemen.</text:p>
      <text:p text:style-name="Standard">Do sprach du arme: Eya frowe, die gnade muost du mir von</text:p>
      <text:p text:style-name="Standard">gotte geben. Do sprach unser frovwe: Nu nim disen guldinen</text:p>
      <text:p text:style-name="Standard">pfenning, das ist dinen eigenen willen, und oppfer den minem</text:p>
      <text:p text:style-name="Standard">herren sune an allen dingen. Mit grosser zuht und mit heliger</text:p>
      <text:p text:style-name="Standard">vorhte enpfieng der kleine man den grossen pfenning. Do sach</text:p>
      <text:p text:style-name="Standard">si den pfenning an, wie er gemunzet were. Do stuont an dem</text:p>
      <text:p text:style-name="Standard">pfenning, wie Christus von dem cruze wart geloeset. Anderhalp</text:p>
      <text:p text:style-name="Standard">stuont alles himelrich, da inne du nun koere, da oben der Gottes</text:p>
      <text:p text:style-name="Standard">tron. Do sprach ir gottes stimme zuo: Oppferst du mir disen</text:p>
      <text:p text:style-name="Standard">pfenning also, das du in nit widernimst, so wil ich dich loesen</text:p>
      <text:p text:style-name="Standard">von dem cruze, und bringen dich zuo mir in min riche.</text:p>
      <text:p text:style-name="Standard">Darnach tet der selbe priester die stillen messe, der gewihet</text:p>
      <text:p text:style-name="Standard">wart in siner muoter libe mit dem heligen geiste. Do er</text:p>
      <text:p text:style-name="Standard">die wissen ouelaten nam in sine hende, do huop sich das selbe</text:p>
      <text:p text:style-name="Standard">lamp uf, das uf dem alter stuont, und voegete sich mit den worten</text:p>
      <text:p text:style-name="Standard">under die zeichen siner hant in die ouelaten und die ouelaten</text:p>
      <text:p text:style-name="Standard">in das lamp, also das ich der ouelaten nut me sach, mere ein</text:p>
      <text:p text:style-name="Standard">bluotig lamp, gehangen an einem roten cruze.</text:p>
      <text:p text:style-name="Standard">Mit also suessen ovgen sach es uns an,</text:p>
      <text:p text:style-name="Standard">Das ich es niemer vergessen kan.</text:p>
      <text:p text:style-name="Standard">Do bat die arme dirne unser liebe frowe alsust: Eya liebu</text:p>
      <text:p text:style-name="Standard">muoter, bitte dinen herren sun, das er sich selber mir armen welle</text:p>
      <text:p text:style-name="Standard"><text:soft-page-break/>geben. Do sach si das ein luhtender strale schein usser unser</text:p>
      <text:p text:style-name="Standard">frovwen munt uf den alter, und ruerte das lamp mit ir gebette, also</text:p>
      <text:p text:style-name="Standard">das got selbe us dem lambe sprach: Muoter, ich wil mich gerne</text:p>
      <text:p text:style-name="Standard">legen in die stat diner girde. Do gieng die arme dirne zuo dem</text:p>
      <text:p text:style-name="Standard">altar mit grosser liebe und mit einer offenen sele. Do nam Sant</text:p>
      <text:p text:style-name="Standard">Johannes das wisse lamp mit sinen roten wunden, und leit es in</text:p>
      <text:p text:style-name="Standard">den kovwen irs mundes. Do leite sich das reine lamp uf sin eigen</text:p>
      <text:p text:style-name="Standard">bilde in iren stal, und sovg ir herze mit sinem suessen munde.</text:p>
      <text:p text:style-name="Standard">Je me es sovg, je me si es im gonde.</text:p>
      <text:p text:style-name="Standard">Nu die, der dis geschach, die ist tot und ist hingevarn.</text:p>
      <text:p text:style-name="Standard">Got helfe uns, das wir si noch muessen sehen in der engel schar.</text:p>
      <text:p text:style-name="Standard">Amen.</text:p>
      <text:p text:style-name="Standard"/>
      <text:p text:style-name="Standard">CHAPTER 5: Book 2 of DfL</text:p>
      <text:p text:style-name="Standard"/>
      <text:p text:style-name="Standard">Ein sang der Selen zuo gotte an funf dingen und wie got</text:p>
      <text:p text:style-name="Standard">ein kleit ist der selen und die sele gottes</text:p>
      <text:p text:style-name="Standard"/>
      <text:p text:style-name="Standard">Du luhtest in die sele min</text:p>
      <text:p text:style-name="Standard">Als die sunne gegen dem golde.</text:p>
      <text:p text:style-name="Standard">Swenne ich muos ruowen in dir herre,</text:p>
      <text:p text:style-name="Standard">So ist min wunne manigvalt.</text:p>
      <text:p text:style-name="Standard">Du kleidest dich mit der sele min</text:p>
      <text:p text:style-name="Standard">Und du bist ovch ir nehstes kleit,</text:p>
      <text:p text:style-name="Standard">Das da ein scheiden muos geschehen,</text:p>
      <text:p text:style-name="Standard">Joch ervant ich nie groesser herzeleit.</text:p>
      <text:p text:style-name="Standard">Woeltist du mich serer minnen,</text:p>
      <text:p text:style-name="Standard">So keme ich sicher von hinnan,</text:p>
      <text:p text:style-name="Standard">Da ich dich ane underlas</text:p>
      <text:p text:style-name="Standard">Nach wunsche moehte minnen.</text:p>
      <text:p text:style-name="Standard">Nu han ich dir gesungen,</text:p>
      <text:p text:style-name="Standard">Noch ist mir nit gelungen;</text:p>
      <text:p text:style-name="Standard">Woltest du mir singen,</text:p>
      <text:p text:style-name="Standard">So mueste mir gelingen.</text:p>
      <text:p text:style-name="Standard"/>
      <text:p text:style-name="Standard">Left off on pg. 7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11T13:47:59.03</meta:creation-date>
    <dc:date>2016-09-21T16:25:43.25</dc:date>
    <meta:editing-duration>P1DT4H46M49S</meta:editing-duration>
    <meta:editing-cycles>273</meta:editing-cycles>
    <meta:generator>OpenOffice/4.1.1$Win32 OpenOffice.org_project/411m6$Build-9775</meta:generator>
    <meta:document-statistic meta:table-count="0" meta:image-count="0" meta:object-count="0" meta:page-count="7" meta:paragraph-count="315" meta:word-count="2533" meta:character-count="13863"/>
  </office:meta>
</office:document-meta>
</file>